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/>
    <style:font-face style:name="OpenSymbol3" svg:font-family="OpenSymbol" style:font-adornments="Oblique" style:font-pitch="variable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_5f_En-tête">
      <style:paragraph-properties fo:text-align="start" style:justify-single-word="false"/>
      <style:text-properties officeooo:paragraph-rsid="00ab054e"/>
    </style:style>
    <style:style style:name="P2" style:family="paragraph" style:parent-style-name="_5f_Paragraphe_20_livret_20_">
      <style:paragraph-properties fo:text-align="start" style:justify-single-word="false"/>
      <style:text-properties officeooo:paragraph-rsid="0001e0f9"/>
    </style:style>
    <style:style style:name="P3" style:family="paragraph" style:parent-style-name="Standard">
      <style:paragraph-properties fo:margin-top="0.199cm" fo:margin-bottom="0cm" style:contextual-spacing="false"/>
      <style:text-properties officeooo:rsid="01ad2f26" officeooo:paragraph-rsid="01ad2f26"/>
    </style:style>
    <style:style style:name="P4" style:family="paragraph" style:parent-style-name="FILET_5f_POINTILLES">
      <style:text-properties officeooo:paragraph-rsid="0001e0f9"/>
    </style:style>
    <style:style style:name="P5" style:family="paragraph" style:parent-style-name="_5f_Paragraphe_20_livret_20_">
      <style:text-properties officeooo:paragraph-rsid="0001e0f9"/>
    </style:style>
    <style:style style:name="P6" style:family="paragraph" style:parent-style-name="_5f_Paragraphe_20_livret_20_">
      <style:paragraph-properties fo:margin-top="0.09cm" fo:margin-bottom="0cm" style:contextual-spacing="false"/>
      <style:text-properties fo:font-weight="bold" officeooo:rsid="01993d4f" officeooo:paragraph-rsid="0001e0f9" style:font-weight-asian="bold" style:font-weight-complex="bold"/>
    </style:style>
    <style:style style:name="P7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001e0f9" style:font-weight-asian="normal" style:font-weight-complex="normal"/>
    </style:style>
    <style:style style:name="P8" style:family="paragraph" style:parent-style-name="_5f_Paragraphe_20_livret_20_">
      <style:paragraph-properties fo:margin-top="0.079cm" fo:margin-bottom="0cm" style:contextual-spacing="false"/>
      <style:text-properties fo:font-weight="normal" officeooo:rsid="01993d4f" officeooo:paragraph-rsid="0001e0f9" style:font-weight-asian="normal" style:font-weight-complex="normal"/>
    </style:style>
    <style:style style:name="P9" style:family="paragraph" style:parent-style-name="_5f_Paragraphe_20_livret_20_">
      <style:text-properties fo:font-weight="normal" officeooo:rsid="01993d4f" officeooo:paragraph-rsid="0001e0f9" style:font-weight-asian="normal" style:font-weight-complex="normal"/>
    </style:style>
    <style:style style:name="P10" style:family="paragraph" style:parent-style-name="_5f_Paragraphe_20_livret_20_">
      <style:paragraph-properties fo:margin-top="0.09cm" fo:margin-bottom="0cm" style:contextual-spacing="false"/>
      <style:text-properties officeooo:rsid="01993d4f" officeooo:paragraph-rsid="0001e0f9"/>
    </style:style>
    <style:style style:name="P11" style:family="paragraph" style:parent-style-name="_5f_Paragraphe_20_livret_20_" style:list-style-name="List_20_1">
      <style:paragraph-properties fo:margin-top="0.09cm" fo:margin-bottom="0cm" style:contextual-spacing="false"/>
      <style:text-properties fo:font-weight="normal" officeooo:rsid="01993d4f" officeooo:paragraph-rsid="0001e0f9" style:font-weight-asian="normal" style:font-weight-complex="normal"/>
    </style:style>
    <style:style style:name="P12" style:family="paragraph" style:parent-style-name="_5f_Paragraphe_20_livret_20_réponse_20_élève">
      <style:paragraph-properties fo:text-align="start" style:justify-single-word="false"/>
      <style:text-properties officeooo:paragraph-rsid="0001e0f9"/>
    </style:style>
    <style:style style:name="P13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01e0f9"/>
    </style:style>
    <style:style style:name="P14" style:family="paragraph" style:parent-style-name="_5f_Paragraphe_20_livret_20_réponse_20_élève" style:list-style-name="_5f_Numérotation_20_des_20_exercices_20_livrets">
      <style:text-properties officeooo:paragraph-rsid="0001e0f9"/>
    </style:style>
    <style:style style:name="P15" style:family="paragraph" style:parent-style-name="_5f_Paragraphe_20_livret_20_réponse_20_élève" style:list-style-name="">
      <style:paragraph-properties fo:text-align="end" style:justify-single-word="false"/>
      <style:text-properties officeooo:paragraph-rsid="0001e0f9"/>
    </style:style>
    <style:style style:name="P16" style:family="paragraph" style:parent-style-name="_5f_Paragraphe_20_énoncé_20_après_20_numéro" style:list-style-name="_5f_Numérotation_20_des_20_exercices_20_livrets">
      <style:text-properties officeooo:paragraph-rsid="0001e0f9"/>
    </style:style>
    <style:style style:name="P17" style:family="paragraph" style:parent-style-name="_5f_Paragraphe_20_énoncé_20_après_20_numéro">
      <style:text-properties officeooo:paragraph-rsid="0001e0f9"/>
    </style:style>
    <style:style style:name="P18" style:family="paragraph" style:parent-style-name="_5f_Titre_20_d_27_exercices_20_livret" style:list-style-name="_5f_Numérotation_20_des_20_exercices_20_livrets" style:master-page-name="SERIE_5f_G_5f_GAUCHE_5f_ET_5f_DROITE_5f_2COL">
      <style:paragraph-properties fo:margin-top="0.399cm" fo:margin-bottom="0.101cm" style:contextual-spacing="false" style:page-number="4"/>
      <style:text-properties officeooo:paragraph-rsid="0001e0f9"/>
    </style:style>
    <style:style style:name="P19" style:family="paragraph" style:parent-style-name="_5f_Titre_20_d_27_exercices_20_livret_20_sans_20_titre" style:list-style-name="_5f_Numérotation_20_des_20_exercices_20_livrets">
      <style:text-properties officeooo:paragraph-rsid="0001e0f9"/>
    </style:style>
    <style:style style:name="P20" style:family="paragraph" style:parent-style-name="_5f_Titre_20_d_27_exercices_20_livret_20_sans_20_titre">
      <style:text-properties officeooo:paragraph-rsid="0001e0f9"/>
    </style:style>
    <style:style style:name="T1" style:family="text">
      <style:text-properties officeooo:rsid="01ad2f26"/>
    </style:style>
    <style:style style:name="T2" style:family="text">
      <style:text-properties officeooo:rsid="0001e0f9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-asian="OpenSymbol1" style:font-style-asian="normal" style:font-name-complex="OpenSymbol1" style:font-style-complex="normal"/>
    </style:style>
    <style:style style:name="T5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6" style:family="text">
      <style:text-properties style:text-position="0% 100%" officeooo:rsid="002b76ac"/>
    </style:style>
    <style:style style:name="T7" style:family="text">
      <style:text-properties style:text-position="0% 100%" officeooo:rsid="01a692f2"/>
    </style:style>
    <style:style style:name="T8" style:family="text">
      <style:text-properties style:text-position="0% 100%" officeooo:rsid="019eafd1"/>
    </style:style>
    <style:style style:name="T9" style:family="text">
      <style:text-properties style:text-position="0% 100%" officeooo:rsid="003a5e50"/>
    </style:style>
    <style:style style:name="T10" style:family="text">
      <style:text-properties style:text-position="0% 100%" officeooo:rsid="003b3045"/>
    </style:style>
    <style:style style:name="T11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officeooo:rsid="01a19ca7"/>
    </style:style>
    <style:style style:name="T13" style:family="text">
      <style:text-properties style:use-window-font-color="true" loext:opacity="0%" style:text-position="0% 100%" style:font-name-asian="OpenSymbol1" style:font-style-asian="normal" style:font-name-complex="OpenSymbol1" style:font-style-complex="normal"/>
    </style:style>
    <style:style style:name="T14" style:family="text">
      <style:text-properties style:use-window-font-color="true" loext:opacity="0%" style:text-position="0% 100%" officeooo:rsid="002b76ac" style:font-name-asian="OpenSymbol1" style:font-style-asian="normal" style:font-name-complex="OpenSymbol1" style:font-style-complex="normal"/>
    </style:style>
    <style:style style:name="T15" style:family="text">
      <style:text-properties style:use-window-font-color="true" loext:opacity="0%" style:text-position="0% 100%" officeooo:rsid="002d13de" style:font-name-asian="OpenSymbol1" style:font-style-asian="normal" style:font-name-complex="OpenSymbol1" style:font-style-complex="normal"/>
    </style:style>
    <style:style style:name="T16" style:family="text">
      <style:text-properties style:use-window-font-color="true" loext:opacity="0%" style:text-position="0% 100%" officeooo:rsid="01a692f2" style:font-name-asian="OpenSymbol1" style:font-style-asian="normal" style:font-name-complex="OpenSymbol1" style:font-style-complex="normal"/>
    </style:style>
    <style:style style:name="T17" style:family="text">
      <style:text-properties style:use-window-font-color="true" loext:opacity="0%" style:text-position="0% 100%" style:font-name="Bitstream Vera Sans2" fo:font-size="10pt" fo:font-style="normal" officeooo:rsid="003a5e50" fo:background-color="transparent" loext:char-shading-value="0" style:font-name-asian="OpenSymbol1" style:font-style-asian="normal" style:font-name-complex="OpenSymbol1" style:font-style-complex="normal"/>
    </style:style>
    <style:style style:name="T18" style:family="text">
      <style:text-properties style:use-window-font-color="true" loext:opacity="0%" style:text-position="0% 100%" style:font-name="Bitstream Vera Sans2" fo:font-size="10pt" fo:font-style="normal" officeooo:rsid="003b3045" fo:background-color="transparent" loext:char-shading-value="0" style:font-name-asian="OpenSymbol1" style:font-style-asian="normal" style:font-name-complex="OpenSymbol1" style:font-style-complex="normal"/>
    </style:style>
    <style:style style:name="T19" style:family="text">
      <style:text-properties style:use-window-font-color="true" loext:opacity="0%" officeooo:rsid="01c1a0cc"/>
    </style:style>
    <style:style style:name="T20" style:family="text">
      <style:text-properties officeooo:rsid="0187dded"/>
    </style:style>
    <style:style style:name="T21" style:family="text">
      <style:text-properties officeooo:rsid="019d3e54"/>
    </style:style>
    <style:style style:name="T22" style:family="text">
      <style:text-properties officeooo:rsid="01a19ca7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Bitstream Vera Sans3" fo:font-size="10pt" officeooo:rsid="0037c463"/>
    </style:style>
    <style:style style:name="T25" style:family="text">
      <style:text-properties fo:color="#000000" loext:opacity="100%" style:font-name="Bitstream Vera Sans3" fo:font-size="10pt" officeooo:rsid="003a5e50"/>
    </style:style>
    <style:style style:name="T26" style:family="text">
      <style:text-properties fo:color="#000000" loext:opacity="100%" style:font-name="Bitstream Vera Sans3" fo:font-size="10pt" officeooo:rsid="01a692f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Bitstream Vera Sans" fo:font-size="10pt" style:font-size-asian="10pt" style:font-size-complex="10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color="#ff660d" loext:opacity="100%" fo:font-weight="bold" style:font-weight-asian="bold" style:font-weight-complex="bold"/>
    </style:style>
    <style:style style:name="T31" style:family="text">
      <style:text-properties fo:color="#ff660d" loext:opacity="100%" fo:font-weight="bold" officeooo:rsid="019ae96b" style:font-weight-asian="bold" style:font-weight-complex="bold"/>
    </style:style>
    <style:style style:name="T32" style:family="text">
      <style:text-properties fo:color="#7fb241" loext:opacity="100%" fo:font-weight="bold" style:font-weight-asian="bold" style:font-weight-complex="bold"/>
    </style:style>
    <style:style style:name="T33" style:family="text">
      <style:text-properties fo:color="#7fb241" loext:opacity="100%" fo:font-weight="bold" officeooo:rsid="019ae96b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19ae96b" style:font-weight-asian="bold" style:font-weight-complex="bold"/>
    </style:style>
    <style:style style:name="T36" style:family="text">
      <style:text-properties officeooo:rsid="019ae96b"/>
    </style:style>
    <style:style style:name="T37" style:family="text">
      <style:text-properties officeooo:rsid="0037c463"/>
    </style:style>
    <style:style style:name="T38" style:family="text">
      <style:text-properties officeooo:rsid="019eafd1"/>
    </style:style>
    <style:style style:name="T39" style:family="text">
      <style:text-properties officeooo:rsid="002b76ac"/>
    </style:style>
    <style:style style:name="T40" style:family="text">
      <style:text-properties officeooo:rsid="002d13de"/>
    </style:style>
    <style:style style:name="T41" style:family="text">
      <style:text-properties officeooo:rsid="003a5e50"/>
    </style:style>
    <style:style style:name="T42" style:family="text">
      <style:text-properties officeooo:rsid="01a692f2"/>
    </style:style>
    <style:style style:name="T43" style:family="text">
      <style:text-properties officeooo:rsid="01b2f9a9"/>
    </style:style>
    <style:style style:name="T44" style:family="text">
      <style:text-properties officeooo:rsid="01c1a0cc"/>
    </style:style>
    <style:style style:name="T45" style:family="text">
      <style:text-properties officeooo:rsid="01993d4f"/>
    </style:style>
    <style:style style:name="T46" style:family="text">
      <style:text-properties officeooo:rsid="0003e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5887022" text:style-name="_5f_Numérotation_20_des_20_exercices_20_livrets">
        <text:list-item>
          <text:h text:style-name="P18" text:outline-level="1"><text:span text:style-name="T45">Calculs astucieux (bis)</text:span></text:h>
        </text:list-item>
      </text:list>
      <text:p text:style-name="P6">Exemple n°1 : </text:p>
      <text:list xml:id="list3629216260" text:style-name="List_20_1">
        <text:list-item>
          <text:p text:style-name="P11"><text:s/>Calculer de tête 527 + 999 :</text:p>
        </text:list-item>
      </text:list>
      <text:p text:style-name="P10"><text:span text:style-name="T27">999 = 1 000 – </text:span><text:span text:style-name="T30">1</text:span></text:p>
      <text:p text:style-name="P7">Ajouter 999, c’est ajouter 1 000 puis soustraire <text:span text:style-name="T30">1</text:span></text:p>
      <text:p text:style-name="P7"><text:span text:style-name="livret">Donc, pour calculer de tête 527 + 999, on peut faire :</text:span></text:p>
      <text:p text:style-name="P7"><text:span text:style-name="livret">527 + 1 000 = </text:span><text:span text:style-name="livret"><text:span text:style-name="T32">1 527</text:span></text:span></text:p>
      <text:p text:style-name="P7"><text:span text:style-name="livret"><text:span text:style-name="T32">1 527</text:span></text:span><text:span text:style-name="livret"> – </text:span><text:span text:style-name="livret"><text:span text:style-name="T30">1</text:span></text:span><text:span text:style-name="livret"><text:span text:style-name="T34"> = 1526</text:span></text:span></text:p>
      <text:p text:style-name="P7"><text:span text:style-name="livret">Donc 527 + 999 = 1 526</text:span></text:p>
      <text:p text:style-name="P7"><text:span text:style-name="livret"><text:span text:style-name="T34">Exemple n°2 :</text:span></text:span></text:p>
      <text:list xml:id="list143643887146710" text:continue-numbering="true" text:style-name="List_20_1">
        <text:list-item>
          <text:p text:style-name="P11"><text:span text:style-name="livret"><text:s/>Calculer de tête 643 – 98 :</text:span></text:p>
        </text:list-item>
      </text:list>
      <text:p text:style-name="P7"><text:span text:style-name="livret"><text:span text:style-name="T36">98 = 100 – </text:span></text:span><text:span text:style-name="livret"><text:span text:style-name="T31">2</text:span></text:span></text:p>
      <text:p text:style-name="P7"><text:span text:style-name="livret"><text:span text:style-name="T36">Soustraire 98, c’est soustraire 100 et ajouter </text:span></text:span><text:span text:style-name="livret"><text:span text:style-name="T31">2</text:span></text:span></text:p>
      <text:p text:style-name="P7"><text:span text:style-name="livret"><text:span text:style-name="T36">Ainsi, pour calculer de tête 643 – 98, on peut faire :</text:span></text:span></text:p>
      <text:p text:style-name="P7"><text:span text:style-name="livret"><text:span text:style-name="T36">643 – 100 = </text:span></text:span><text:span text:style-name="livret"><text:span text:style-name="T33">543</text:span></text:span></text:p>
      <text:p text:style-name="P7"><text:span text:style-name="livret"><text:span text:style-name="T33">543</text:span></text:span><text:span text:style-name="livret"><text:span text:style-name="T35"> + </text:span></text:span><text:span text:style-name="livret"><text:span text:style-name="T31">2</text:span></text:span><text:span text:style-name="livret"><text:span text:style-name="T35"> = 545</text:span></text:span></text:p>
      <text:p text:style-name="P7"><text:span text:style-name="livret"><text:span text:style-name="T36">Donc 643 – 98 = 545</text:span></text:span></text:p>
      <text:p text:style-name="P8"><text:span text:style-name="livret"/></text:p>
      <text:p text:style-name="P9"><text:span text:style-name="livret"><text:span text:style-name="T36">Utilise l’une des deux méthodes ci-dessous pour calculer de tête :</text:span></text:span></text:p>
      <text:list xml:id="list143644190833172" text:continue-list="list475887022" text:style-name="_5f_Numérotation_20_des_20_exercices_20_livrets">
        <text:list-item>
          <text:list>
            <text:list-item>
              <text:p text:style-name="P12">37<text:span text:style-name="T28"> </text:span><text:span text:style-name="_5f_Symbole"><text:span text:style-name="T29"></text:span></text:span><text:span text:style-name="_5f_Symbole"><text:span text:style-name="T28"> </text:span></text:span>9<text:span text:style-name="_5f_pointillés_20_gris"> </text:span><text:span text:style-name="_5f_Symbole"></text:span><text:span text:style-name="_5f_pointillés_20_gris"> ………………………………………………….</text:span></text:p>
            </text:list-item>
            <text:list-item>
              <text:p text:style-name="P12">48<text:span text:style-name="T28"> </text:span><text:span text:style-name="_5f_Symbole"><text:span text:style-name="T29"></text:span></text:span><text:span text:style-name="_5f_Symbole"><text:span text:style-name="T28"> </text:span></text:span>98<text:span text:style-name="_5f_pointillés_20_gris"> </text:span><text:span text:style-name="_5f_Symbole"></text:span><text:span text:style-name="_5f_pointillés_20_gris"><text:span text:style-name="T4"> ………………………………………………..</text:span></text:span></text:p>
            </text:list-item>
            <text:list-item>
              <text:p text:style-name="P12">125<text:span text:style-name="T28"> </text:span><text:span text:style-name="_5f_Symbole"><text:span text:style-name="T29"></text:span></text:span><text:span text:style-name="_5f_Symbole"><text:span text:style-name="T28"> </text:span></text:span>99<text:span text:style-name="_5f_pointillés_20_gris"> </text:span><text:span text:style-name="_5f_Symbole"></text:span><text:span text:style-name="_5f_pointillés_20_gris"><text:span text:style-name="T4"> ……………………………………………….</text:span></text:span></text:p>
            </text:list-item>
            <text:list-item>
              <text:p text:style-name="P12">2 <text:span text:style-name="T36">1</text:span>36<text:span text:style-name="_5f_pointillés_20_gris"> </text:span><text:span text:style-name="_5f_pointillés_20_gris"><text:span text:style-name="T23">–</text:span></text:span><text:span text:style-name="_5f_pointillés_20_gris"> </text:span>999<text:span text:style-name="_5f_pointillés_20_gris"> </text:span><text:span text:style-name="_5f_Symbole"></text:span><text:span text:style-name="_5f_pointillés_20_gris"><text:span text:style-name="T4"> ……………………………………………</text:span></text:span></text:p>
            </text:list-item>
            <text:list-item>
              <text:p text:style-name="P12">107<text:span text:style-name="T28"> </text:span><text:span text:style-name="_5f_Symbole"><text:span text:style-name="T29"></text:span></text:span><text:span text:style-name="_5f_Symbole"><text:span text:style-name="T28"> </text:span></text:span>49<text:span text:style-name="_5f_pointillés_20_gris"> </text:span><text:span text:style-name="_5f_Symbole"></text:span><text:span text:style-name="_5f_pointillés_20_gris"><text:span text:style-name="T4"> ……………………………………………….</text:span></text:span></text:p>
            </text:list-item>
            <text:list-item>
              <text:p text:style-name="P12">34<text:span text:style-name="T28"> </text:span><text:span text:style-name="_5f_Symbole"><text:span text:style-name="T29"></text:span></text:span><text:span text:style-name="_5f_Symbole"><text:span text:style-name="T28"> </text:span></text:span>28<text:span text:style-name="_5f_pointillés_20_gris"> </text:span><text:span text:style-name="_5f_Symbole"></text:span><text:span text:style-name="_5f_pointillés_20_gris"><text:span text:style-name="T4"> …………………………………………………</text:span></text:span></text:p>
            </text:list-item>
            <text:list-item>
              <text:p text:style-name="P12">1<text:span text:style-name="T24">05</text:span><text:span text:style-name="_5f_pointillés_20_gris"><text:span text:style-name="T37"> </text:span></text:span><text:span text:style-name="_5f_pointillés_20_gris"><text:span text:style-name="T23">–</text:span></text:span><text:span text:style-name="_5f_pointillés_20_gris"> </text:span>38<text:span text:style-name="_5f_pointillés_20_gris"> </text:span><text:span text:style-name="_5f_Symbole"></text:span><text:span text:style-name="_5f_pointillés_20_gris"><text:span text:style-name="T4"> ……………………………………………….</text:span></text:span></text:p>
            </text:list-item>
            <text:list-item>
              <text:p text:style-name="P12">48<text:span text:style-name="_5f_pointillés_20_gris"> </text:span><text:span text:style-name="_5f_pointillés_20_gris"><text:span text:style-name="T23">–</text:span></text:span><text:span text:style-name="_5f_pointillés_20_gris"> </text:span>9<text:span text:style-name="_5f_pointillés_20_gris"> </text:span><text:span text:style-name="_5f_Symbole"></text:span><text:span text:style-name="_5f_pointillés_20_gris"><text:span text:style-name="T4"> …………………………………………………..</text:span></text:span></text:p>
            </text:list-item>
            <text:list-item>
              <text:p text:style-name="P12">277<text:span text:style-name="T28"> </text:span><text:span text:style-name="_5f_Symbole"><text:span text:style-name="T29"></text:span></text:span><text:span text:style-name="_5f_Symbole"><text:span text:style-name="T28"> </text:span></text:span>998<text:span text:style-name="_5f_pointillés_20_gris"> </text:span><text:span text:style-name="_5f_Symbole"></text:span><text:span text:style-name="_5f_pointillés_20_gris"><text:span text:style-name="T4"> ……………………………………………...</text:span></text:span></text:p>
            </text:list-item>
            <text:list-item>
              <text:p text:style-name="P12">125<text:span text:style-name="_5f_pointillés_20_gris"> </text:span><text:span text:style-name="_5f_pointillés_20_gris"><text:span text:style-name="T23">–</text:span></text:span><text:span text:style-name="_5f_pointillés_20_gris"> </text:span>18<text:span text:style-name="_5f_pointillés_20_gris"> </text:span><text:span text:style-name="_5f_Symbole"></text:span><text:span text:style-name="_5f_pointillés_20_gris"><text:span text:style-name="T4"> ………………………………………………...</text:span></text:span></text:p>
            </text:list-item>
            <text:list-item>
              <text:p text:style-name="P12">63<text:span text:style-name="T28"> </text:span><text:span text:style-name="_5f_Symbole"><text:span text:style-name="T29"></text:span></text:span><text:span text:style-name="_5f_Symbole"><text:span text:style-name="T28"> </text:span></text:span>39<text:span text:style-name="_5f_pointillés_20_gris"> </text:span><text:span text:style-name="_5f_Symbole"></text:span><text:span text:style-name="_5f_pointillés_20_gris"><text:span text:style-name="T4"> ………………………………………………...</text:span></text:span></text:p>
            </text:list-item>
            <text:list-item>
              <text:p text:style-name="P12"><text:span text:style-name="livret">3</text:span><text:span text:style-name="livret"><text:span text:style-name="T24">00</text:span></text:span><text:span text:style-name="_5f_pointillés_20_gris"><text:span text:style-name="T37"> </text:span></text:span><text:span text:style-name="_5f_pointillés_20_gris"><text:span text:style-name="T23">–</text:span></text:span><text:span text:style-name="_5f_pointillés_20_gris"> </text:span><text:span text:style-name="livret">78</text:span><text:span text:style-name="_5f_pointillés_20_gris"> </text:span><text:span text:style-name="_5f_Symbole"></text:span><text:span text:style-name="_5f_pointillés_20_gris"><text:span text:style-name="T4"> ……………………………………………</text:span></text:span><text:span text:style-name="_5f_pointillés_20_gris">…..</text:span></text:p>
            </text:list-item>
          </text:list>
        </text:list-item>
        <text:list-item>
          <text:h text:style-name="P20" text:outline-level="1">Calcule les produits suivants en effectuant des regroupements astucieux.</text:h>
          <text:list>
            <text:list-item text:start-value="1">
              <text:p text:style-name="P14"><text:span text:style-name="T39">5 </text:span><text:span text:style-name="_5f_Symbole">×</text:span><text:span text:style-name="livret"> </text:span><text:span text:style-name="T40">33 </text:span><text:span text:style-name="_5f_Symbole">×</text:span><text:span text:style-name="livret"> </text:span>2<text:span text:style-name="livret"> = </text:span><text:span text:style-name="_5f_pointillés_20_gris"><text:span text:style-name="T38">…………………………………………….</text:span></text:span></text:p>
            </text:list-item>
            <text:list-item text:start-value="1">
              <text:p text:style-name="P14"><text:span text:style-name="_5f_pointillés_20_gris"><text:span text:style-name="T14">50</text:span></text:span><text:span text:style-name="livret"><text:span text:style-name="T6"> </text:span></text:span><text:span text:style-name="_5f_Symbole"><text:span text:style-name="T6">×</text:span></text:span><text:span text:style-name="livret"><text:span text:style-name="T6"> </text:span></text:span><text:span text:style-name="_5f_pointillés_20_gris"><text:span text:style-name="T15">3</text:span></text:span><text:span text:style-name="_5f_pointillés_20_gris"><text:span text:style-name="T16">3</text:span></text:span><text:span text:style-name="livret"><text:span text:style-name="T6"> </text:span></text:span><text:span text:style-name="_5f_Symbole"><text:span text:style-name="T7">×</text:span></text:span><text:span text:style-name="livret"><text:span text:style-name="T7"> </text:span></text:span><text:span text:style-name="_5f_pointillés_20_gris"><text:span text:style-name="T13">2</text:span></text:span><text:span text:style-name="livret"><text:span text:style-name="T6"> </text:span></text:span><text:span text:style-name="_5f_Symbole"><text:span text:style-name="T3">×</text:span></text:span><text:span text:style-name="livret"><text:span text:style-name="T3"> </text:span></text:span><text:span text:style-name="_5f_pointillés_20_gris"><text:span text:style-name="T15">3</text:span></text:span><text:span text:style-name="_5f_pointillés_20_gris"><text:span text:style-name="T13">0</text:span></text:span><text:span text:style-name="livret"><text:span text:style-name="T3"> = </text:span></text:span><text:span text:style-name="_5f_pointillés_20_gris"><text:span text:style-name="T8">……………………………………</text:span></text:span></text:p>
            </text:list-item>
            <text:list-item>
              <text:p text:style-name="P13">4<text:span text:style-name="livret"><text:span text:style-name="T39"> </text:span></text:span><text:span text:style-name="_5f_Symbole">×</text:span><text:span text:style-name="livret"> </text:span>1 725<text:span text:style-name="livret"><text:span text:style-name="T39"> </text:span></text:span><text:span text:style-name="_5f_Symbole">×</text:span><text:span text:style-name="livret"> </text:span>250<text:span text:style-name="livret"><text:span text:style-name="T39"> </text:span></text:span><text:span text:style-name="_5f_Symbole">×</text:span><text:span text:style-name="livret"> </text:span>10<text:span text:style-name="livret"> = </text:span><text:span text:style-name="_5f_pointillés_20_gris"><text:span text:style-name="T38">……………………………...</text:span></text:span></text:p>
            </text:list-item>
            <text:list-item>
              <text:p text:style-name="P14"><text:span text:style-name="T41">1</text:span><text:span text:style-name="T25">9 </text:span><text:span text:style-name="T26">398</text:span><text:span text:style-name="livret"><text:span text:style-name="T39"> </text:span></text:span><text:span text:style-name="_5f_Symbole"><text:span text:style-name="T42">×</text:span></text:span><text:span text:style-name="livret"><text:span text:style-name="T42"> </text:span></text:span>22 <text:span text:style-name="T42">11</text:span><text:span text:style-name="livret">9</text:span><text:span text:style-name="livret"><text:span text:style-name="T39"> </text:span></text:span><text:span text:style-name="_5f_Symbole">×</text:span><text:span text:style-name="livret"> </text:span>0<text:span text:style-name="livret"><text:span text:style-name="T39"> </text:span></text:span><text:span text:style-name="_5f_Symbole">×</text:span><text:span text:style-name="livret"> </text:span>56<text:span text:style-name="livret"> = </text:span><text:span text:style-name="_5f_pointillés_20_gris"><text:span text:style-name="T38">………………………..</text:span></text:span></text:p>
            </text:list-item>
            <text:list-item>
              <text:p text:style-name="P14"><text:span text:style-name="_5f_pointillés_20_gris"><text:span text:style-name="T17">188</text:span></text:span><text:span text:style-name="livret"><text:span text:style-name="T6"> </text:span></text:span><text:span text:style-name="_5f_Symbole"><text:span text:style-name="T9">×</text:span></text:span><text:span text:style-name="livret"><text:span text:style-name="T9"> </text:span></text:span><text:span text:style-name="_5f_pointillés_20_gris"><text:span text:style-name="T17">8</text:span></text:span><text:span text:style-name="livret"><text:span text:style-name="T6"> </text:span></text:span><text:span text:style-name="_5f_Symbole"><text:span text:style-name="T9">×</text:span></text:span><text:span text:style-name="livret"><text:span text:style-name="T9"> </text:span></text:span><text:span text:style-name="_5f_pointillés_20_gris"><text:span text:style-name="T17">125</text:span></text:span><text:span text:style-name="livret"><text:span text:style-name="T9"> = </text:span></text:span><text:span text:style-name="_5f_pointillés_20_gris"><text:span text:style-name="T8">……………………………………….</text:span></text:span></text:p>
            </text:list-item>
            <text:list-item>
              <text:p text:style-name="P14"><text:span text:style-name="_5f_pointillés_20_gris"><text:span text:style-name="T18">99</text:span></text:span><text:span text:style-name="livret"><text:span text:style-name="T6"> </text:span></text:span><text:span text:style-name="_5f_Symbole"><text:span text:style-name="T10">×</text:span></text:span><text:span text:style-name="livret"><text:span text:style-name="T10"> </text:span></text:span><text:span text:style-name="_5f_pointillés_20_gris"><text:span text:style-name="T18">500</text:span></text:span><text:span text:style-name="livret"><text:span text:style-name="T6"> </text:span></text:span><text:span text:style-name="_5f_Symbole"><text:span text:style-name="T10">×</text:span></text:span><text:span text:style-name="livret"><text:span text:style-name="T10"> </text:span></text:span><text:span text:style-name="_5f_pointillés_20_gris"><text:span text:style-name="T18">2</text:span></text:span><text:span text:style-name="livret"><text:span text:style-name="T10"> = </text:span></text:span><text:span text:style-name="_5f_pointillés_20_gris"><text:span text:style-name="T8">…………………………………………</text:span></text:span></text:p>
            </text:list-item>
          </text:list>
        </text:list-item>
        <text:list-item>
          <text:h text:style-name="P19" text:outline-level="1"><text:span text:style-name="livret"><text:span text:style-name="T43">Calcule en regroupant astucieusement :</text:span></text:span></text:h>
          <text:list>
            <text:list-item>
              <text:p text:style-name="P13"><text:span text:style-name="livret"><text:span text:style-name="T44">A = </text:span></text:span><text:span text:style-name="livret"><text:span text:style-name="T43">9 </text:span></text:span><text:span text:style-name="MATH"><text:span text:style-name="T5">×</text:span></text:span><text:span text:style-name="livret"><text:span text:style-name="T43"> 2 </text:span></text:span><text:span text:style-name="MATH"><text:span text:style-name="T5">×</text:span></text:span><text:span text:style-name="livret"><text:span text:style-name="T43"> 7 </text:span></text:span><text:span text:style-name="MATH"><text:span text:style-name="T5">×</text:span></text:span><text:span text:style-name="livret"><text:span text:style-name="T43"> 50 =</text:span></text:span><text:span text:style-name="_5f_pointillés_20_gris"><text:span text:style-name="T43">…………………….…….…</text:span></text:span></text:p>
            </text:list-item>
          </text:list>
        </text:list-item>
      </text:list>
      <text:p text:style-name="P15"><text:span text:style-name="livret"><text:span text:style-name="T43"><text:s/></text:span></text:span><text:span text:style-name="livret"><text:span text:style-name="T44">= </text:span></text:span><text:span text:style-name="_5f_pointillés_20_gris"><text:span text:style-name="T44">.</text:span></text:span><text:span text:style-name="_5f_pointillés_20_gris"><text:span text:style-name="T43">…………………………….</text:span></text:span></text:p>
      <text:p text:style-name="P15"><text:span text:style-name="_5f_pointillés_20_gris"><text:span text:style-name="T19">= </text:span></text:span><text:span text:style-name="_5f_pointillés_20_gris"><text:span text:style-name="T43">……………………………..</text:span></text:span></text:p>
      <text:list xml:id="list143642583256683" text:continue-numbering="true" text:style-name="_5f_Numérotation_20_des_20_exercices_20_livrets">
        <text:list-item>
          <text:list>
            <text:list-item>
              <text:p text:style-name="P13"><text:span text:style-name="livret"><text:span text:style-name="T44">B = </text:span></text:span><text:span text:style-name="livret"><text:span text:style-name="T43">25 </text:span></text:span><text:span text:style-name="livret"><text:span text:style-name="T11">×</text:span></text:span><text:span text:style-name="livret"><text:span text:style-name="T43"> 5</text:span></text:span><text:span text:style-name="livret"><text:span text:style-name="T46">65</text:span></text:span><text:span text:style-name="livret"><text:span text:style-name="T43"> </text:span></text:span><text:span text:style-name="MATH"><text:span text:style-name="T5">×</text:span></text:span><text:span text:style-name="livret"><text:span text:style-name="T43"> 4 =</text:span></text:span><text:span text:style-name="_5f_pointillés_20_gris"><text:span text:style-name="T43">…………………………………</text:span></text:span></text:p>
            </text:list-item>
          </text:list>
        </text:list-item>
      </text:list>
      <text:p text:style-name="P15"><text:span text:style-name="_5f_pointillés_20_gris"><text:span text:style-name="T19">= </text:span></text:span><text:span text:style-name="_5f_pointillés_20_gris"><text:span text:style-name="T43">.………………………………..</text:span></text:span></text:p>
      <text:p text:style-name="P15"><text:span text:style-name="_5f_pointillés_20_gris"><text:span text:style-name="T19">= </text:span></text:span><text:span text:style-name="_5f_pointillés_20_gris"><text:span text:style-name="T44">.</text:span></text:span><text:span text:style-name="_5f_pointillés_20_gris"><text:span text:style-name="T43">………………………………..</text:span></text:span></text:p>
      <text:list xml:id="list143642594574637" text:continue-numbering="true" text:style-name="_5f_Numérotation_20_des_20_exercices_20_livrets">
        <text:list-item>
          <text:list>
            <text:list-item>
              <text:p text:style-name="P13"><text:span text:style-name="livret"><text:span text:style-name="T44">C =</text:span></text:span><text:span text:style-name="livret"><text:span text:style-name="T46">2</text:span></text:span><text:span text:style-name="livret"><text:span text:style-name="T43"> </text:span></text:span><text:span text:style-name="MATH"><text:span text:style-name="T5">×</text:span></text:span><text:span text:style-name="livret"><text:span text:style-name="T43"> 52 </text:span></text:span><text:span text:style-name="MATH"><text:span text:style-name="T5">×</text:span></text:span><text:span text:style-name="livret"><text:span text:style-name="T43"> </text:span></text:span><text:span text:style-name="livret"><text:span text:style-name="T46">50</text:span></text:span><text:span text:style-name="livret"><text:span text:style-name="T43"> =</text:span></text:span><text:span text:style-name="_5f_pointillés_20_gris"><text:span text:style-name="T43">…………………………………….</text:span></text:span></text:p>
            </text:list-item>
          </text:list>
        </text:list-item>
      </text:list>
      <text:p text:style-name="P15"><text:span text:style-name="_5f_pointillés_20_gris"><text:span text:style-name="T19">=</text:span></text:span><text:span text:style-name="_5f_pointillés_20_gris"><text:span text:style-name="T44"> ...</text:span></text:span><text:span text:style-name="_5f_pointillés_20_gris"><text:span text:style-name="T43">…………………………………</text:span></text:span></text:p>
      <text:p text:style-name="P15"><text:span text:style-name="_5f_pointillés_20_gris"><text:span text:style-name="T19">=</text:span></text:span><text:span text:style-name="_5f_pointillés_20_gris"><text:span text:style-name="T44"> .</text:span></text:span><text:span text:style-name="_5f_pointillés_20_gris"><text:span text:style-name="T43">..…………………………………</text:span></text:span></text:p>
      <text:list xml:id="list143643569326413" text:continue-numbering="true" text:style-name="_5f_Numérotation_20_des_20_exercices_20_livrets">
        <text:list-item>
          <text:list>
            <text:list-item>
              <text:p text:style-name="P13"><text:span text:style-name="livret"><text:span text:style-name="T44">D = </text:span></text:span><text:span text:style-name="livret"><text:span text:style-name="T43">2 </text:span></text:span><text:span text:style-name="MATH"><text:span text:style-name="T5">×</text:span></text:span><text:span text:style-name="livret"><text:span text:style-name="T43"> 1</text:span></text:span><text:span text:style-name="livret"><text:span text:style-name="T46">7</text:span></text:span><text:span text:style-name="livret"><text:span text:style-name="T43"> </text:span></text:span><text:span text:style-name="MATH"><text:span text:style-name="T5">×</text:span></text:span><text:span text:style-name="livret"><text:span text:style-name="T43"> </text:span></text:span><text:span text:style-name="livret"><text:span text:style-name="T46">5</text:span></text:span><text:span text:style-name="livret"><text:span text:style-name="T43"> =</text:span></text:span><text:span text:style-name="_5f_pointillés_20_gris"><text:span text:style-name="T43">…………………………..……..</text:span></text:span></text:p>
            </text:list-item>
          </text:list>
        </text:list-item>
      </text:list>
      <text:p text:style-name="P15"><text:span text:style-name="_5f_pointillés_20_gris"><text:span text:style-name="T19">=</text:span></text:span><text:span text:style-name="_5f_pointillés_20_gris"><text:span text:style-name="T44"> .</text:span></text:span><text:span text:style-name="_5f_pointillés_20_gris"><text:span text:style-name="T43">…………………………………</text:span></text:span></text:p>
      <text:p text:style-name="P15"><text:span text:style-name="_5f_pointillés_20_gris"><text:span text:style-name="T19">=</text:span></text:span><text:span text:style-name="_5f_pointillés_20_gris"><text:span text:style-name="T44"> </text:span></text:span><text:span text:style-name="_5f_pointillés_20_gris"><text:span text:style-name="T43">…..……………………………..</text:span></text:span></text:p>
      <text:list xml:id="list143642565323377" text:continue-numbering="true" text:style-name="_5f_Numérotation_20_des_20_exercices_20_livrets">
        <text:list-header>
          <text:h text:style-name="P19" text:outline-level="1"><text:span text:style-name="livret"/></text:h>
        </text:list-header>
      </text:list>
      <text:p text:style-name="P5"><text:span text:style-name="livret"/></text:p>
      <text:p text:style-name="P2"><text:span text:style-name="livre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/>
    <style:font-face style:name="OpenSymbol3" svg:font-family="OpenSymbol" style:font-adornments="Oblique" style:font-pitch="variable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vret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_5f_En-tête">
      <style:paragraph-properties fo:text-align="start" style:justify-single-word="false"/>
      <style:text-properties officeooo:paragraph-rsid="00ab054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1ad2f26" officeooo:paragraph-rsid="01ad2f26"/>
    </style:style>
    <style:style style:name="MT1" style:family="text">
      <style:text-properties officeooo:rsid="01ad2f26"/>
    </style:style>
    <style:style style:name="MT2" style:family="text">
      <style:text-properties officeooo:rsid="0001e0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  <style:master-page style:name="SERIE_5f_G_5f_GAUCHE_5f_ET_5f_DROITE_5f_2COL" style:display-name="SERIE_G_GAUCHE_ET_DROITE_2COL" style:page-layout-name="Mpm2" draw:style-name="Mdp2">
      <style:header>
        <text:p text:style-name="MP1"><text:span text:style-name="MT1">Calculer </text:span><text:span text:style-name="MT2">astucieusement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4:22:30.269000000</meta:creation-date>
    <dc:date>2024-08-21T14:36:41.907000000</dc:date>
    <meta:editing-duration>PT5M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51" meta:word-count="314" meta:character-count="1521" meta:non-whitespace-character-count="1269"/>
  </office:meta>
</office:document-meta>
</file>